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74.86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8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592.105263157895" calcext:value-type="float">
            <text:p>592.1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152.758402831938" calcext:value-type="float">
            <text:p>152.76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71.5421303656598" calcext:value-type="float">
            <text:p>71.54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1 Frame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1 Frame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5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5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School Traffic</text:p>
          </table:table-cell>
          <table:table-cell table:style-name="ce2" office:value-type="string" calcext:value-type="string">
            <text:p>Vehicles Per Hour (Each last 5 cars) – With School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5]-[.C9])*2)" office:value-type="float" office:value="82.5688073394495" calcext:value-type="float">
            <text:p>82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5]*3" office:value-type="float" office:value="247.706422018349" calcext:value-type="float">
            <text:p>247.706422018349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6]-[.C10])*2)" office:value-type="float" office:value="83.1792975970425" calcext:value-type="float">
            <text:p>83.1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6]*3" office:value-type="float" office:value="249.537892791128" calcext:value-type="float">
            <text:p>249.537892791128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7]-[.C11])*2)" office:value-type="float" office:value="130.057803468208" calcext:value-type="float">
            <text:p>130.0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7]*3" office:value-type="float" office:value="390.173410404624" calcext:value-type="float">
            <text:p>390.173410404624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8]-[.C12])*2)" office:value-type="float" office:value="123.96694214876" calcext:value-type="float">
            <text:p>12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8]*3" office:value-type="float" office:value="371.900826446281" calcext:value-type="float">
            <text:p>371.900826446281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9]-[.C13])*2)" office:value-type="float" office:value="130.813953488372" calcext:value-type="float">
            <text:p>130.8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9]*3" office:value-type="float" office:value="392.441860465116" calcext:value-type="float">
            <text:p>392.441860465116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0]-[.C14])*2)" office:value-type="float" office:value="95.1374207188161" calcext:value-type="float">
            <text:p>9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0]*3" office:value-type="float" office:value="285.412262156448" calcext:value-type="float">
            <text:p>285.412262156448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1]-[.C15])*2)" office:value-type="float" office:value="125.698324022346" calcext:value-type="float">
            <text:p>125.7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1]*3" office:value-type="float" office:value="377.094972067039" calcext:value-type="float">
            <text:p>377.09497206703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2]-[.C16])*2)" office:value-type="float" office:value="106.635071090047" calcext:value-type="float">
            <text:p>106.6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2]*3" office:value-type="float" office:value="319.905213270142" calcext:value-type="float">
            <text:p>319.905213270142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3]-[.C17])*2)" office:value-type="float" office:value="109.489051094891" calcext:value-type="float">
            <text:p>109.4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3]*3" office:value-type="float" office:value="328.467153284672" calcext:value-type="float">
            <text:p>328.467153284672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4]-[.C18])*2)" office:value-type="float" office:value="88.0626223091977" calcext:value-type="float">
            <text:p>88.0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4]*3" office:value-type="float" office:value="264.187866927593" calcext:value-type="float">
            <text:p>264.187866927593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5]-[.C19])*2)" office:value-type="float" office:value="82.2669104204753" calcext:value-type="float">
            <text:p>82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5]*3" office:value-type="float" office:value="246.800731261426" calcext:value-type="float">
            <text:p>246.800731261426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6]-[.C20])*2)" office:value-type="float" office:value="88.9328063241107" calcext:value-type="float">
            <text:p>88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6]*3" office:value-type="float" office:value="266.798418972332" calcext:value-type="float">
            <text:p>266.798418972332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7]-[.C21])*2)" office:value-type="float" office:value="96.9827586206896" calcext:value-type="float">
            <text:p>96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7]*3" office:value-type="float" office:value="290.948275862069" calcext:value-type="float">
            <text:p>290.948275862069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8]-[.C22])*2)" office:value-type="float" office:value="108.958837772397" calcext:value-type="float">
            <text:p>108.9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8]*3" office:value-type="float" office:value="326.876513317191" calcext:value-type="float">
            <text:p>326.876513317191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9]-[.C23])*2)" office:value-type="float" office:value="98.0392156862745" calcext:value-type="float">
            <text:p>98.0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9]*3" office:value-type="float" office:value="294.117647058824" calcext:value-type="float">
            <text:p>294.117647058824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0]-[.C24])*2)" office:value-type="float" office:value="115.384615384615" calcext:value-type="float">
            <text:p>115.3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0]*3" office:value-type="float" office:value="346.153846153846" calcext:value-type="float">
            <text:p>346.153846153846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1]-[.C25])*2)" office:value-type="float" office:value="126.760563380282" calcext:value-type="float">
            <text:p>126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1]*3" office:value-type="float" office:value="380.281690140845" calcext:value-type="float">
            <text:p>380.281690140845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2]-[.C26])*2)" office:value-type="float" office:value="187.5" calcext:value-type="float">
            <text:p>187.5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2]*3" office:value-type="float" office:value="562.5" calcext:value-type="float">
            <text:p>562.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3]-[.C27])*2)" office:value-type="float" office:value="225" calcext:value-type="float">
            <text:p>22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3]*3" office:value-type="float" office:value="675" calcext:value-type="float">
            <text:p>675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4]-[.C28])*2)" office:value-type="float" office:value="169.172932330827" calcext:value-type="float">
            <text:p>169.1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4]*3" office:value-type="float" office:value="507.518796992481" calcext:value-type="float">
            <text:p>507.518796992481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5]-[.C29])*2)" office:value-type="float" office:value="143.312101910828" calcext:value-type="float">
            <text:p>143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5]*3" office:value-type="float" office:value="429.936305732484" calcext:value-type="float">
            <text:p>429.936305732484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6]-[.C30])*2)" office:value-type="float" office:value="173.076923076923" calcext:value-type="float">
            <text:p>17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6]*3" office:value-type="float" office:value="519.230769230769" calcext:value-type="float">
            <text:p>519.230769230769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7]-[.C31])*2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7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8]-[.C32])*2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8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9]-[.C33])*2)" office:value-type="float" office:value="146.103896103896" calcext:value-type="float">
            <text:p>146.1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9]*3" office:value-type="float" office:value="438.311688311688" calcext:value-type="float">
            <text:p>438.311688311688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0]-[.C34])*2)" office:value-type="float" office:value="114.795918367347" calcext:value-type="float">
            <text:p>114.8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0]*3" office:value-type="float" office:value="344.387755102041" calcext:value-type="float">
            <text:p>344.387755102041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1]-[.C35])*2)" office:value-type="float" office:value="128.205128205128" calcext:value-type="float">
            <text:p>128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1]*3" office:value-type="float" office:value="384.615384615385" calcext:value-type="float">
            <text:p>384.615384615385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2]-[.C36])*2)" office:value-type="float" office:value="114.795918367347" calcext:value-type="float">
            <text:p>114.8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2]*3" office:value-type="float" office:value="344.387755102041" calcext:value-type="float">
            <text:p>344.387755102041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3]-[.C37])*2)" office:value-type="float" office:value="109.756097560976" calcext:value-type="float">
            <text:p>109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3]*3" office:value-type="float" office:value="329.268292682927" calcext:value-type="float">
            <text:p>329.268292682927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4]-[.C38])*2)" office:value-type="float" office:value="79.5053003533569" calcext:value-type="float">
            <text:p>7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4]*3" office:value-type="float" office:value="238.515901060071" calcext:value-type="float">
            <text:p>238.515901060071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5]-[.C39])*2)" office:value-type="float" office:value="71.5421303656598" calcext:value-type="float">
            <text:p>71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5]*3" office:value-type="float" office:value="214.626391096979" calcext:value-type="float">
            <text:p>214.626391096979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6]-[.C40])*2)" office:value-type="float" office:value="96.1538461538462" calcext:value-type="float">
            <text:p>9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6]*3" office:value-type="float" office:value="288.461538461538" calcext:value-type="float">
            <text:p>288.461538461538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7]-[.C41])*2)" office:value-type="float" office:value="108.958837772397" calcext:value-type="float">
            <text:p>108.9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7]*3" office:value-type="float" office:value="326.876513317191" calcext:value-type="float">
            <text:p>326.876513317191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8]-[.C42])*2)" office:value-type="float" office:value="117.801047120419" calcext:value-type="float">
            <text:p>117.8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8]*3" office:value-type="float" office:value="353.403141361257" calcext:value-type="float">
            <text:p>353.403141361257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9]-[.C43])*2)" office:value-type="float" office:value="122.282608695652" calcext:value-type="float">
            <text:p>122.2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9]*3" office:value-type="float" office:value="366.847826086956" calcext:value-type="float">
            <text:p>366.847826086956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0]-[.C44])*2)" office:value-type="float" office:value="121.951219512195" calcext:value-type="float">
            <text:p>121.9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0]*3" office:value-type="float" office:value="365.853658536585" calcext:value-type="float">
            <text:p>365.853658536585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1]-[.C45])*2)" office:value-type="float" office:value="144.694533762058" calcext:value-type="float">
            <text:p>144.6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1]*3" office:value-type="float" office:value="434.083601286174" calcext:value-type="float">
            <text:p>434.083601286174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2]-[.C46])*2)" office:value-type="float" office:value="130.813953488372" calcext:value-type="float">
            <text:p>130.8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2]*3" office:value-type="float" office:value="392.441860465116" calcext:value-type="float">
            <text:p>392.441860465116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3]-[.C47])*2)" office:value-type="float" office:value="126.760563380282" calcext:value-type="float">
            <text:p>126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3]*3" office:value-type="float" office:value="380.281690140845" calcext:value-type="float">
            <text:p>380.281690140845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4]-[.C48])*2)" office:value-type="float" office:value="128.939828080229" calcext:value-type="float">
            <text:p>128.9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4]*3" office:value-type="float" office:value="386.819484240688" calcext:value-type="float">
            <text:p>386.819484240688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5]-[.C49])*2)" office:value-type="float" office:value="126.760563380282" calcext:value-type="float">
            <text:p>126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5]*3" office:value-type="float" office:value="380.281690140845" calcext:value-type="float">
            <text:p>380.281690140845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6]-[.C50])*2)" office:value-type="float" office:value="222.772277227723" calcext:value-type="float">
            <text:p>222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6]*3" office:value-type="float" office:value="668.316831683168" calcext:value-type="float">
            <text:p>668.316831683168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7]-[.C51])*2)" office:value-type="float" office:value="330.882352941176" calcext:value-type="float">
            <text:p>330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7]*3" office:value-type="float" office:value="992.647058823529" calcext:value-type="float">
            <text:p>992.647058823529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8]-[.C52])*2)" office:value-type="float" office:value="478.723404255319" calcext:value-type="float">
            <text:p>478.7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8]*3" office:value-type="float" office:value="1436.17021276596" calcext:value-type="float">
            <text:p>1436.17021276596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9]-[.C53])*2)" office:value-type="float" office:value="592.105263157895" calcext:value-type="float">
            <text:p>592.1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9]*3" office:value-type="float" office:value="1776.31578947368" calcext:value-type="float">
            <text:p>1776.31578947368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60]-[.C54])*2)" office:value-type="float" office:value="365.853658536585" calcext:value-type="float">
            <text:p>365.8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60]*3" office:value-type="float" office:value="1097.56097560976" calcext:value-type="float">
            <text:p>1097.56097560976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7.32mm" svg:height="164.93mm" svg:x="44.73mm" svg:y="13.5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59.32mm" svg:height="158.73mm" svg:x="26.75mm" svg:y="361.18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5.16mm" svg:y="18.07mm">
            <loext:p draw:notify-on-update-of-ranges="Sheet1.M9:Sheet1.M9 Sheet1.M10:Sheet1.M60 Sheet1.L9:Sheet1.L9 Sheet1.L10:Sheet1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405.76mm" svg:height="195.83mm" svg:x="21.93mm" svg:y="217.1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3:29:57.79631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3T13:40:41.486932722</dc:date>
    <meta:editing-duration>P1DT3H34M15S</meta:editing-duration>
    <meta:editing-cycles>53</meta:editing-cycles>
    <meta:generator>LibreOffice/5.0.2.2$Linux_X86_64 LibreOffice_project/00m0$Build-2</meta:generator>
    <meta:document-statistic meta:table-count="4" meta:cell-count="1019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7cm" svg:y="0.434cm" chart:style-name="ch2">
          <text:p>Open Traffic survey - Time :  Date - Speed of vehicles</text:p>
        </chart:title>
        <chart:subtitle svg:x="4.795cm" svg:y="2.269cm" chart:style-name="ch3">
          <text:p>Speed of vehicles measured over 10 minute Sample</text:p>
        </chart:subtitle>
        <chart:legend svg:x="19.985cm" svg:y="1.375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8000" chart:interval-major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T9:Sheet1.U60 Sheet1.L9:Sheet1.M60" chart:data-source-has-labels="row" svg:x="0.577cm" svg:y="2.113cm" svg:width="34.628cm" svg:height="11.951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U10:Sheet1.U60" chart:label-cell-address="Sheet1.U9:Sheet1.U9" chart:class="chart:line">
            <chart:data-point chart:repeated="51"/>
          </chart:series>
          <chart:series chart:style-name="ch11" chart:values-cell-range-address="Sheet1.T10:Sheet1.T60" chart:label-cell-address="Sheet1.T9:Sheet1.T9" chart:class="chart:line">
            <chart:data-point chart:repeated="51"/>
          </chart:series>
          <chart:series chart:style-name="ch12" chart:values-cell-range-address="Sheet1.M10:Sheet1.M60" chart:label-cell-address="Sheet1.M9:Sheet1.M9" chart:class="chart:line">
            <chart:data-point chart:repeated="51"/>
          </chart:series>
          <chart:series chart:style-name="ch13" chart:values-cell-range-address="Sheet1.L10:Sheet1.L60" chart:label-cell-address="Sheet1.L9:Sheet1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chool Traffic</text:p>
                <draw:g>
                  <svg:desc>Sheet1.U9:Sheet1.U9</svg:desc>
                </draw:g>
              </table:table-cell>
              <table:table-cell office:value-type="string">
                <text:p>Vehicles per Hour – With School Traffic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918">
                <text:p>918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8.99082568807">
                <text:p>1188.99082568807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6.330275229358">
                <text:p>396.33027522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7.78188539741">
                <text:p>1197.7818853974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9.260628465804">
                <text:p>399.2606284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2.8323699422">
                <text:p>1872.832369942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4.277456647399">
                <text:p>624.27745664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5.12396694215">
                <text:p>1785.1239669421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95.04132231405">
                <text:p>595.0413223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.97885835095">
                <text:p>1369.9788583509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56.659619450317">
                <text:p>456.65961945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0.05586592179">
                <text:p>1810.0558659217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3.351955307263">
                <text:p>603.35195530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5.54502369668">
                <text:p>1535.5450236966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11.848341232227">
                <text:p>511.848341232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6.64233576643">
                <text:p>1576.6423357664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5.547445255475">
                <text:p>525.54744525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8.10176125245">
                <text:p>1268.1017612524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2.700587084149">
                <text:p>422.70058708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.64351005485">
                <text:p>1184.6435100548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4.881170018282">
                <text:p>394.881170018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0.63241106719">
                <text:p>1280.6324110671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6.877470355731">
                <text:p>426.87747035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6.55172413793">
                <text:p>1396.5517241379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5.51724137931">
                <text:p>465.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1.76470588235">
                <text:p>1411.7647058823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70.588235294118">
                <text:p>470.58823529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1.53846153846">
                <text:p>1661.5384615384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">
                <text:p>270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0">
                <text:p>324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6.09022556391">
                <text:p>2436.0902255639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12.03007518797">
                <text:p>812.030075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3.69426751593">
                <text:p>2063.6942675159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87.898089171975">
                <text:p>687.89808917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2.30769230769">
                <text:p>2492.3076923076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30.769230769231">
                <text:p>830.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3.8961038961">
                <text:p>2103.89610389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701.298701298701">
                <text:p>701.298701298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6.15384615385">
                <text:p>1846.1538461538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5.384615384615">
                <text:p>615.384615384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0.48780487805">
                <text:p>1580.4878048780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6.829268292683">
                <text:p>526.829268292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4.87632508834">
                <text:p>1144.87632508834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81.625441696113">
                <text:p>381.625441696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.2066772655">
                <text:p>1030.206677265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43.402225755167">
                <text:p>343.40222575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4.61538461539">
                <text:p>1384.615384615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6.33507853403">
                <text:p>1696.3350785340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65.445026178011">
                <text:p>565.445026178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.86956521739">
                <text:p>1760.869565217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3.60128617363">
                <text:p>2083.6012861736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94.533762057878">
                <text:p>694.533762057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6.7335243553">
                <text:p>1856.733524355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8.9111747851">
                <text:p>618.9111747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7.92079207921">
                <text:p>3207.9207920792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69.30693069307">
                <text:p>1069.3069306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64.70588235295">
                <text:p>4764.7058823529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588.23529411765">
                <text:p>1588.235294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3.61702127659">
                <text:p>6893.6170212765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297.87234042553">
                <text:p>2297.87234042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26.31578947367">
                <text:p>8526.31578947367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842.10526315789">
                <text:p>2842.1052631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68.29268292683">
                <text:p>5268.2926829268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756.09756097561">
                <text:p>1756.09756097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3.921cm" svg:y="3.87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5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5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270:Sheet1.Q327</svg:desc>
                </draw:g>
              </table:table-cell>
              <table:table-cell office:value-type="float" office:value="NaN">
                <text:p>NaN</text:p>
                <draw:g>
                  <svg:desc>Sheet1.N270:Sheet1.N327</svg:desc>
                </draw:g>
              </table:table-cell>
              <table:table-cell office:value-type="float" office:value="NaN">
                <text:p>NaN</text:p>
                <draw:g>
                  <svg:desc>Sheet1.O270:Sheet1.O327</svg:desc>
                </draw:g>
              </table:table-cell>
              <table:table-cell office:value-type="float" office:value="NaN">
                <text:p>NaN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2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Hudds Rd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499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78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7cm" svg:width="34.447cm" svg:height="12.401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396.330275229358">
                <text:p>396.3302752293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399.260628465804">
                <text:p>399.2606284658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624.277456647399">
                <text:p>624.2774566473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595.04132231405">
                <text:p>595.0413223140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456.659619450317">
                <text:p>456.6596194503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603.351955307263">
                <text:p>603.3519553072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511.848341232227">
                <text:p>511.8483412322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525.547445255475">
                <text:p>525.5474452554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422.700587084149">
                <text:p>422.7005870841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394.881170018282">
                <text:p>394.8811700182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426.877470355731">
                <text:p>426.8774703557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465.51724137931">
                <text:p>465.517241379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1080">
                <text:p>10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812.03007518797">
                <text:p>812.0300751879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687.898089171975">
                <text:p>687.8980891719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830.769230769231">
                <text:p>8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701.298701298701">
                <text:p>701.2987012987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615.384615384615">
                <text:p>615.3846153846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526.829268292683">
                <text:p>526.8292682926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381.625441696113">
                <text:p>381.6254416961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343.402225755167">
                <text:p>343.40222575516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461.538461538462">
                <text:p>461.53846153846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565.445026178011">
                <text:p>565.4450261780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586.95652173913">
                <text:p>586.956521739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585.365853658537">
                <text:p>585.3658536585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694.533762057878">
                <text:p>694.5337620578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618.9111747851">
                <text:p>618.9111747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1069.30693069307">
                <text:p>1069.30693069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2297.87234042553">
                <text:p>2297.872340425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2842.10526315789">
                <text:p>2842.105263157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3cm" svg:y="0.478cm" chart:style-name="ch2">
          <text:p>19th May 2015 Hudds Rd - Speed of vehicles using more accurate speed calculations - with estimated error range</text:p>
        </chart:title>
        <chart:subtitle svg:x="11.968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L9:Sheet1.M60" chart:data-source-has-labels="row" svg:x="0.577cm" svg:y="2.113cm" svg:width="34.628cm" svg:height="11.951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M10:Sheet1.M60" chart:label-cell-address="Sheet1.M9:Sheet1.M9" chart:class="chart:line">
            <chart:data-point chart:repeated="51"/>
          </chart:series>
          <chart:series chart:style-name="ch11" chart:values-cell-range-address="Sheet1.L10:Sheet1.L60" chart:label-cell-address="Sheet1.L9:Sheet1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396.330275229358">
                <text:p>396.33027522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399.260628465804">
                <text:p>399.2606284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624.277456647399">
                <text:p>624.27745664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595.04132231405">
                <text:p>595.0413223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456.659619450317">
                <text:p>456.65961945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603.351955307263">
                <text:p>603.35195530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511.848341232227">
                <text:p>511.848341232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525.547445255475">
                <text:p>525.54744525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422.700587084149">
                <text:p>422.70058708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394.881170018282">
                <text:p>394.881170018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426.877470355731">
                <text:p>426.87747035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465.51724137931">
                <text:p>465.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470.588235294118">
                <text:p>470.58823529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812.03007518797">
                <text:p>812.030075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687.898089171975">
                <text:p>687.89808917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830.769230769231">
                <text:p>830.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701.298701298701">
                <text:p>701.298701298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615.384615384615">
                <text:p>615.384615384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526.829268292683">
                <text:p>526.829268292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381.625441696113">
                <text:p>381.625441696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343.402225755167">
                <text:p>343.40222575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565.445026178011">
                <text:p>565.445026178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694.533762057878">
                <text:p>694.533762057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618.9111747851">
                <text:p>618.9111747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1069.30693069307">
                <text:p>1069.3069306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1588.23529411765">
                <text:p>1588.235294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2297.87234042553">
                <text:p>2297.87234042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2842.10526315789">
                <text:p>2842.1052631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1756.09756097561">
                <text:p>1756.097560975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